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"мнение экспертов" о <text:span text:style-name="T1">Desktop</text:span> <text:span text:style-name="T1">Unix</text:span></text:h>
      <text:p text:style-name="Standard">крис касперски ака мыщъх</text:p>
      <text:p text:style-name="Standard"># 1. Как оценить стоимость владения Unix или Windows для компании?</text:p>
      <text:p text:style-name="Standard">в совокупную стоимость владения входит: а) стоимость самой операционной системы, б) стоимость железа, на котором она будет чувствовать себя сухо и комфортно, в) стоимость служебных программ, не приносящих прибыль, но страхующих от ее потери (антивирусы, брандмауэры, диагностические утилиты, комплексы для восстановления и резервирования данных); г) стоимость прикладных программ и их окружения; д) зарплата обслуживающего персонала, т.е. администратора; е) стоимость обучения всех сотрудников владения системой и ПО; ж) стоимость интернет-трафика для скачивания необходимых обновления; з) убытки от простоя в результаты сбоя системы; и) убытки от потери данных помноженных на вероятность их потери… а так же многие другие, менее значительные критерии</text:p>
      <text:p text:style-name="Standard">очевидно, что совокупная стоимость владения системой зависит главным образом от специфики работы компании и в одних случаях ей (на фоне прочих расходов) можно смело пренебречь, в других случаях она съедает львиную часть бюджета и тогда переход на <text:span text:style-name="T1">Linux</text:span>/<text:span text:style-name="T1">xBSD</text:span> позволит сэкономить ощутимую сумму денег.</text:p>
      <text:p text:style-name="Standard"/>
      <text:p text:style-name="Standard"># 2. Если изначально бизнес построен на базе Windows,</text:p>
      <text:p text:style-name="Standard"># что может послужить основанием для перехода на Unix?</text:p>
      <text:p text:style-name="Standard">перенос бизнеса, изначально построенного на <text:span text:style-name="T1">Windows</text:span>, требует значительных расходов, долгое время ничего не предлагая взамен и переходить на <text:span text:style-name="T1">UNIX</text:span> можно разве что в расчете на перспективу, надеясь, что рано или поздно это окупится. но никакой гарантии, что это действительно произойдет, у нас нет. ситуация с <text:span text:style-name="T1">UNIX</text:span>'ом очень неустойчивая и в любой момент может развернутся на 180 градусов. ведь <text:span text:style-name="T1">Microsoft</text:span> очень большая компания и продает она отнюдь не одну <text:span text:style-name="T1">Windows</text:span>, а <text:span text:style-name="T1">UINIX</text:span> представляет собой прекрасную незанятую нишу рынка для офисного ПО и очень может быть, что <text:span text:style-name="T1">Microsoft</text:span> не сегодня завтра начнет его делать, а быть может и нет…</text:p>
      <text:p text:style-name="Standard"/>
      <text:p text:style-name="Standard"># 3. В какой последовательности стоит осуществлять переход с Windows на Unix</text:p>
      <text:p text:style-name="Standard"># (имеется в виду в рамках компании)?</text:p>
      <text:p text:style-name="Standard">зависит от размеров компании. если позволяет бюджет то (в идеале) следовало бы в дополнение к уже имеющимся рабочим станциям и серверам на базе <text:span text:style-name="T1">Windows</text:span> приобрести рабочие станции/сервера с <text:span text:style-name="T1">UNIX</text:span>'ом, чтобы пользователи осваивали новую систему без отрыва от производства, постепенно обживаясь в новом окружении и перенося все свои наработки (документы, электронные таблицы, базы данных и т.д.).</text:p>
      <text:p text:style-name="Standard"/>
      <text:p text:style-name="Standard"># 4. Что полезного для компании есть в Unix и нет в Windows, и наоборот?</text:p>
      <text:p text:style-name="Standard">опять-таки зависит от размеров компании. для небольших компаний <text:span text:style-name="T1">UNIX</text:span> привлекателен своей дешевизной. компания, состоящая из нескольких десятков сотрудников, навряд ли может позволить себе купить все программное обеспечение, которое ей нужно. для крупных компаний <text:span text:style-name="T1">Windows</text:span> привлекателен тем, что люди, принимающие решение о выборе операционной системе, избавлены от "радости" сношения с ней в самых непотребных позах и если что-то пойдет не так, они всегда смогут оправдаться, что выбрали самую "брендовую" ось, а в технических подробностях ее функционирования пускай разбираются администраторы на местах.</text:p>
      <text:p text:style-name="Standard"/>
      <text:p text:style-name="Standard"># 5. Каким компаниям переход на Unix противопоказан?</text:p>
      <text:p text:style-name="Standard">наверное тем, чьи сотрудники и <text:span text:style-name="T1">Windows</text:span> не могут освоить. с <text:span text:style-name="T1">UNIX</text:span> же они и вовсе не справятся. хотя… на этот счет имеются разные мнения. главное — наличие толкового руководства или центра подготовки специалистов. если бы наши ВУЗы действительно бы _учили_ а не просто выдавали дипломы, то никакой бы проблемы с освоением <text:span text:style-name="T1">UNIX</text:span>'а ни у кого бы не было. а так… понабирают девушек по объявлению, а потому удивляются, почему они не канают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1-17T04:18:00</dc:date>
    <meta:editing-cycles>15</meta:editing-cycles>
    <meta:editing-duration>PT21M</meta:editing-duration>
    <meta:document-statistic meta:table-count="0" meta:image-count="0" meta:object-count="0" meta:page-count="1" meta:paragraph-count="15" meta:word-count="524" meta:character-count="3569" meta:non-whitespace-character-count="3059"/>
    <meta:generator>LibreOffice/5.1.4.2$Windows_x86 LibreOffice_project/f99d75f39f1c57ebdd7ffc5f42867c12031db97a</meta:generator>
  </office:meta>
</office:document-meta>
</file>